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ext_20_body" style:list-style-name="L3">
      <style:paragraph-properties fo:margin-top="0cm" fo:margin-bottom="0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te Rendu de TP — Reconstruction d’une Fresque</text:h>
      <text:h text:style-name="Heading_20_2" text:outline-level="2">Objectif</text:h>
      <text:p text:style-name="Text_20_body">L'objectif de ce TP est de reconstruire une image de fresque à partir de fragments d’image et de leurs positions fournies dans un fichier <text:span text:style-name="Source_20_Text">fragments.txt</text:span>. La deuxième partie de l’exercice consiste à évaluer la qualité de la reconstruction automatique d’un fichier <text:span text:style-name="Source_20_Text">solution.txt</text:span> en la comparant à la vérité terrain dans <text:span text:style-name="Source_20_Text">fragments.txt</text:span>.</text:p>
      <text:h text:style-name="Heading_20_2" text:outline-level="2">Méthodologie</text:h>
      <text:h text:style-name="Heading_20_3" text:outline-level="3">Chargement et manipulation des fragments</text:h>
      <text:p text:style-name="Text_20_body">Chaque fragment est un fichier image ayant un index. Pour obtenir l'image finale, il a fallu :</text:p>
      <text:list xml:id="list3069949828997178259" text:style-name="L1">
        <text:list-item>
          <text:p text:style-name="P4">Charger les fragments à partir de fichiers nommés sous le format <text:span text:style-name="Source_20_Text">frag_eroded_&lt;index&gt;.png</text:span>.</text:p>
        </text:list-item>
        <text:list-item>
          <text:p text:style-name="P4">Lire les informations de placement (<text:span text:style-name="Source_20_Text">&lt;index&gt; &lt;posx&gt; &lt;posy&gt; &lt;angle&gt;</text:span>) depuis <text:span text:style-name="Source_20_Text">fragments.txt</text:span>, ce qui nous indique la position et la rotation exacte du fragment dans l'image finale.</text:p>
        </text:list-item>
        <text:list-item>
          <text:p text:style-name="P4">Appliquer une rotation à chaque fragment, en fonction de l'angle fourni.</text:p>
        </text:list-item>
        <text:list-item>
          <text:p text:style-name="P1">Placer les fragments sur une toile vierge ou l'image finale.</text:p>
        </text:list-item>
      </text:list>
      <text:h text:style-name="Heading_20_3" text:outline-level="3">Défis rencontrés</text:h>
      <text:p text:style-name="Text_20_body">Un des principaux défis a été de gérer les pixels noirs présents autour des fragments après leur rotation. En effet, chaque fragment après rotation est entouré d'une bordure noire, ce qui faussait l'assemblage des morceaux sur l'image finale. Pour contourner ce problème, un masque a été créé pour éviter de copier les pixels noirs lorsque les fragments sont placés sur la toile.</text:p>
      <text:p text:style-name="Text_20_body">Cependant, bien que la méthode de recadrage des contours noirs améliore la précision, elle ne permet pas d’éliminer complètement les bordures noires le long des parties courbées des fragments. Le recadrage est efficace pour obtenir une image rectangulaire la plus proche possible du fragment, mais certaines zones noires subsistent, surtout dans les parties arrondies. Un masque est donc appliqué lors de l'assemblage pour éviter d'imprimer ces pixels noirs.</text:p>
      <text:h text:style-name="Heading_20_3" text:outline-level="3">Reconstruction et visualisation</text:h>
      <text:p text:style-name="Text_20_body">Une fois les fragments correctement chargés et manipulés, ils sont placés aux positions indiquées dans <text:span text:style-name="Source_20_Text">fragments.txt</text:span> sur une image vierge. La fonction <text:span text:style-name="Source_20_Text">show_image()</text:span> permet ensuite de visualiser l’image finale avec les fragments assemblés.</text:p>
      <text:h text:style-name="Heading_20_3" text:outline-level="3">Évaluation de la qualité de reconstruction</text:h>
      <text:p text:style-name="Text_20_body">Pour évaluer la précision d'une reconstruction automatique, nous avons comparé les fragments placés dans un fichier <text:span text:style-name="Source_20_Text">solution.txt</text:span> à ceux de la vérité terrain (<text:span text:style-name="Source_20_Text">fragments.txt</text:span>). Un fragment est considéré bien positionné si :</text:p>
      <text:list xml:id="list2892378481209263176" text:style-name="L2">
        <text:list-item>
          <text:p text:style-name="P5">La différence entre sa position en <text:span text:style-name="Source_20_Text">x</text:span> dans les deux fichiers est inférieure ou égale à un seuil <text:soft-page-break/><text:span text:style-name="Source_20_Text">Δx</text:span>.</text:p>
        </text:list-item>
        <text:list-item>
          <text:p text:style-name="P5">La différence entre sa position en <text:span text:style-name="Source_20_Text">y</text:span> est inférieure ou égale à un seuil <text:span text:style-name="Source_20_Text">Δy</text:span>.</text:p>
        </text:list-item>
        <text:list-item>
          <text:p text:style-name="P2">La différence entre les angles est inférieure ou égale à un seuil <text:span text:style-name="Source_20_Text">Δα</text:span>.</text:p>
        </text:list-item>
      </text:list>
      <text:p text:style-name="Text_20_body">Les valeurs par défaut utilisées pour ces seuils étaient <text:span text:style-name="Source_20_Text">Δx = 1px</text:span>, <text:span text:style-name="Source_20_Text">Δy = 1px</text:span> et <text:span text:style-name="Source_20_Text">Δα = 1°</text:span>. La précision est ensuite calculée comme le rapport entre la surface totale des fragments correctement positionnés, moins la surface des fragments mal placés, divisé par la surface totale de tous les fragments présents dans l’image de vérité terrain.</text:p>
      <text:h text:style-name="Heading_20_3" text:outline-level="3">Problèmes rencontrés</text:h>
      <text:list xml:id="list8492623224840685569" text:style-name="L3">
        <text:list-item>
          <text:p text:style-name="P6"><text:span text:style-name="Strong_20_Emphasis">Gestion des fragments incorrects</text:span> : Des fragments étaient présents dans <text:span text:style-name="Source_20_Text">solution.txt</text:span> mais pas dans <text:span text:style-name="Source_20_Text">fragments.txt</text:span>. Ils devaient être considérés comme des erreurs dans la reconstruction.</text:p>
        </text:list-item>
        <text:list-item>
          <text:p text:style-name="P3"><text:span text:style-name="Strong_20_Emphasis">Recadrage imparfait</text:span> : Le recadrage des fragments ne permet pas de supprimer entièrement les pixels noirs, en particulier dans les zones arrondies. J’ai dû utiliser un masque pour éviter que ces pixels noirs ne soient placés sur l’image finale.</text:p>
        </text:list-item>
      </text:list>
      <text:h text:style-name="Heading_20_2" text:outline-level="2">Conclusion</text:h>
      <text:p text:style-name="Text_20_body">Ce TP m’a permis de développer des compétences en manipulation d’images avec OpenCV, en particulier la rotation et le recadrage d’images. J'ai également pu approfondir ma compréhension des techniques de comparaison et d’évaluation de précision, en mettant en place un système pour évaluer une reconstruction automatique par rapport à une vérité terrain. Bien que certains défis persistent, notamment la gestion des contours noirs après rotation, la solution développée offre une méthode efficace pour l'assemblage et l’évaluation des fragments d'im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07T11:47:53.22</meta:creation-date>
    <meta:document-statistic meta:table-count="0" meta:image-count="0" meta:object-count="0" meta:page-count="2" meta:paragraph-count="26" meta:word-count="607" meta:character-count="3914"/>
    <dc:date>2024-10-07T11:49:36.81</dc:date>
    <meta:editing-duration>PT1M44S</meta:editing-duration>
    <meta:editing-cycles>1</meta:editing-cycles>
    <meta:generator>OpenOffice/4.1.14$Win32 OpenOffice.org_project/4114m1$Build-9811</meta:generator>
  </office:meta>
</office:document-meta>
</file>